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subtitle">
      <style:graphic-properties draw:fill-color="#ffffff" draw:auto-grow-height="true" fo:min-height="17.935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draw:auto-grow-height="true" fo:min-height="3.506cm"/>
    </style:style>
    <style:style style:name="pr4" style:family="presentation" style:parent-style-name="lyt-roundedrect-outline1">
      <style:graphic-properties draw:auto-grow-height="true" fo:min-height="13.859cm"/>
    </style:style>
    <style:style style:name="pr5" style:family="presentation" style:parent-style-name="lyt-roundedrect-outline1">
      <style:graphic-properties fo:min-height="13.859cm"/>
    </style:style>
    <style:style style:name="pr6" style:family="presentation" style:parent-style-name="lyt-roundedrect-title">
      <style:graphic-properties fo:min-height="3.506cm"/>
    </style:style>
    <style:style style:name="pr7" style:family="presentation" style:parent-style-name="lyt-roundedrect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draw:frame presentation:style-name="pr1" draw:layer="layout" svg:width="23cm" svg:height="17.935cm" svg:x="1cm" svg:y="0.837cm" presentation:class="subtitle">
          <draw:text-box>
            <text:p>Kickoff - Arbeitspaketeplan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Kickoff – 1.Woche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Arbeitspakete erstellen</text:p>
              </text:list-item>
              <text:list-item>
                <text:p>Kickoff</text:p>
              </text:list-item>
              <text:list-item>
                <text:p>Projektvision</text:p>
              </text:list-item>
              <text:list-item>
                <text:p>Vorgehensmodell</text:p>
              </text:list-item>
              <text:list-item>
                <text:p>Rollenverteilung</text:p>
              </text:list-item>
              <text:list-item>
                <text:p>Infrastruktur/ Umgeb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Anforderungsanalys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achliche Anforderungen</text:p>
              </text:list-item>
              <text:list-item>
                <text:p>Funktionale Anforderungen</text:p>
              </text:list-item>
              <text:list-item>
                <text:p>Nichtfunktionale Anforderungen</text:p>
              </text:list-item>
              <text:list-item>
                <text:p>Mengengerüst (technische Größen)</text:p>
              </text:list-item>
              <text:list-item>
                <text:p>Prio der Anforderungen fest</text:p>
              </text:list-item>
              <text:list-item>
                <text:p>Usecase-Diagramme</text:p>
              </text:list-item>
              <text:list-item>
                <text:p>Aktivitäts-Diagram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Software/ Hardware - Architektur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Systeme, Programmiersprachen</text:p>
              </text:list-item>
              <text:list-item>
                <text:p>Frameworks, Komponenten</text:p>
              </text:list-item>
              <text:list-item>
                <text:p>Klassendiagramme</text:p>
              </text:list-item>
              <text:list-item>
                <text:p>API-Design</text:p>
              </text:list-item>
              <text:list-item>
                <text:p>Datenmodell</text:p>
              </text:list-item>
              <text:list-item>
                <text:p>Stylegui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3T3">
        <draw:frame presentation:style-name="pr3" draw:layer="layout" svg:width="23cm" svg:height="3.506cm" svg:x="1cm" svg:y="0.837cm" presentation:class="title">
          <draw:text-box>
            <text:p>Entwicklung</text:p>
          </draw:text-box>
        </draw:frame>
        <draw:frame presentation:style-name="pr4" draw:layer="layout" svg:width="11.028cm" svg:height="13.859cm" svg:x="1.4cm" svg:y="4.914cm" presentation:class="outline">
          <draw:text-box>
            <text:list text:style-name="L2">
              <text:list-item>
                <text:p>Web:</text:p>
              </text:list-item>
            </text:list>
            <text:list text:style-name="L3">
              <text:list-item>
                <text:list>
                  <text:list-item>
                    <text:p>Backend</text:p>
                    <text:list>
                      <text:list-item>
                        <text:p>Datenbank</text:p>
                      </text:list-item>
                    </text:list>
                  </text:list-item>
                  <text:list-item>
                    <text:p>Frontend</text:p>
                    <text:list>
                      <text:list-item>
                        <text:p>Admin-UI</text:p>
                      </text:list-item>
                      <text:list-item>
                        <text:p>User-UI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1.028cm" svg:height="13.859cm" svg:x="12.98cm" svg:y="4.914cm" presentation:class="outline">
          <draw:text-box>
            <text:list text:style-name="L2">
              <text:list-item>
                <text:p>App:</text:p>
                <text:list>
                  <text:list-item>
                    <text:p>Vuzix</text:p>
                  </text:list-item>
                  <text:list-item>
                    <text:p>Smart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Te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de-Review</text:p>
              </text:list-item>
              <text:list-item>
                <text:p>Unit-Tests ?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Rollen</text:p>
          </draw:text-box>
        </draw:frame>
        <draw:frame presentation:style-name="pr5" draw:text-style-name="P1" draw:layer="layout" svg:width="22.6cm" svg:height="13.874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rojektmanager: Hendrik (HN)</text:span></text:p>
              </text:list-item>
              <text:list-item>
                <text:p text:style-name="P1"><text:span text:style-name="T1">Scrum Master: Heumann (MH)</text:span></text:p>
              </text:list-item>
              <text:list-item>
                <text:p text:style-name="P1"><text:span text:style-name="T1">Communication-Manager: Ed (EN)</text:span></text:p>
              </text:list-item>
              <text:list-item>
                <text:p text:style-name="P1"><text:span text:style-name="T1">App-Programmierer: Gregor (GB)</text:span></text:p>
              </text:list-item>
              <text:list-item>
                <text:p text:style-name="P1"><text:span text:style-name="T1">Web-Programmierer: Moritz (MB)</text:span></text:p>
              </text:list-item>
              <text:list-item>
                <text:p text:style-name="P1"><text:span text:style-name="T1">Analytiker: Schenkel (MS)</text:span></text:p>
              </text:list-item>
              <text:list-item>
                <text:p text:style-name="P1"><text:span text:style-name="T1">Tester: Heumann (MH)</text:span></text:p>
              </text:list-item>
              <text:list-item>
                <text:p text:style-name="P1"><text:span text:style-name="T1">Doku-Mensch: Ed (EN)</text:span></text:p>
              </text:list-item>
              <text:list-item>
                <text:p text:style-name="P1"><text:span text:style-name="T1">Sicherheit&amp;Datenschutz: Tim (TB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Freitag – 9.00Uhr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Repo (Github) → EN</text:p>
              </text:list-item>
              <text:list-item>
                <text:p>PPT: </text:p>
                <text:list>
                  <text:list-item>
                    <text:p>Arbeitspakete → TB</text:p>
                  </text:list-item>
                  <text:list-item>
                    <text:p>Rollen → TB</text:p>
                  </text:list-item>
                </text:list>
              </text:list-item>
              <text:list-item>
                <text:p>Scrum für nächsten Schritt → MH</text:p>
              </text:list-item>
              <text:list-item>
                <text:p>Alte Dokumente Präsentieren → HN/MS</text:p>
              </text:list-item>
              <text:list-item>
                <text:p>Git-Einführung<text:tab/>→ (MH/HN) M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M17S</meta:editing-duration>
    <meta:editing-cycles>6</meta:editing-cycles>
    <meta:generator>OpenOffice/4.0.1$Win32 OpenOffice.org_project/401m5$Build-9714</meta:generator>
    <dc:date>2015-02-17T12:27:53.58</dc:date>
    <dc:creator>tim b</dc:creator>
    <meta:document-statistic meta:object-count="64"/>
  </office:meta>
</office:document-meta>
</file>